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5-11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5-07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5-04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5-01-0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4-10-1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4-07-1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4-04-0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4-01-2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3-10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3-07-1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3-04-0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3-01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2-10-20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2-07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2-04-0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2-01-14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1-10-0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1-07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1-04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1-01-13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0-10-0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0-07-09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20-01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9-10-10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9-07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9-04-04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9-01-3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8-10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8-07-1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8-04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8-01-1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7-10-0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7-07-1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7-04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7-01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6-10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6-07-1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6-04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6-01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5-10-1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5-07-1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5-04-0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5-01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4-10-07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4-07-1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4-04-04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4-01-13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3-10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3-07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3-04-0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3-01-1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2-10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2-07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2-04-0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2-01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1-10-07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1-04-07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1-01-1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0-10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0-07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0-04-09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10-01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9-10-0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9-07-0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9-04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9-01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8-10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8-07-1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8-04-0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8-01-11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7-10-0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7-07-1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7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7-01-1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6-10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6-07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6-04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6-01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5-10-06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5-07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5-04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10-0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10-06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07-1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07-0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04-06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4-01-0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3-10-1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3-07-18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3-04-14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3-01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2-10-17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2-07-1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2-04-05 0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2-01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1-10-22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1-07-20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1-04-1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2000-05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26121452001</text:p>
          </table:table-cell>
          <table:table-cell office:value-type="string" calcext:value-type="string">
            <text:p>38.00S/09.00E-28DDC01</text:p>
          </table:table-cell>
          <table:table-cell office:value-type="string" calcext:value-type="string">
            <text:p>196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6" meta:object-count="0"/>
    <meta:user-defined meta:name="AppVersion">3.0</meta:user-defined>
  </office:meta>
</office:document-meta>
</file>